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weight="bold" officeooo:rsid="000fc613" officeooo:paragraph-rsid="000fc61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weight="normal" officeooo:rsid="000fc613" officeooo:paragraph-rsid="000fc61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0.5pt" fo:font-weight="bold" officeooo:rsid="000fc613" officeooo:paragraph-rsid="000fc613" style:font-size-asian="9.14999961853027pt" style:font-weight-asian="bold" style:font-size-complex="10.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buntu" fo:font-size="10.5pt" fo:font-weight="bold" officeooo:rsid="0014ace0" officeooo:paragraph-rsid="0014ace0" style:font-size-asian="9.14999961853027pt" style:font-weight-asian="bold" style:font-size-complex="10.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buntu" fo:font-size="10.5pt" fo:font-weight="normal" officeooo:rsid="000fc613" officeooo:paragraph-rsid="000fc613" style:font-size-asian="9.14999961853027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0.5pt" fo:font-weight="normal" officeooo:rsid="0014ace0" officeooo:paragraph-rsid="0014ace0" style:font-size-asian="9.14999961853027pt" style:font-weight-asian="normal" style:font-size-complex="10.5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Ubuntu" fo:font-weight="normal" officeooo:rsid="000fc613" officeooo:paragraph-rsid="000fc613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Ubuntu" fo:font-size="12pt" fo:font-weight="bold" officeooo:rsid="0014ace0" officeooo:paragraph-rsid="0014ace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weight="normal" officeooo:rsid="0014ace0" officeooo:paragraph-rsid="0014ace0" style:font-size-asian="10.5pt" style:font-weight-asian="normal" style:font-size-complex="12pt" style:font-weight-complex="normal"/>
    </style:style>
    <style:style style:name="T1" style:family="text">
      <style:text-properties officeooo:rsid="0012ce4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55ee9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1</text:span>Keeper Memo</text:p>
      <text:list xml:id="list1826456034" text:style-name="L1">
        <text:list-item>
          <text:p text:style-name="P7">Tiap memo mempunyai “title” dan “content</text:p>
        </text:list-item>
        <text:list-item>
          <text:p text:style-name="P7">Membuat memo harus mempunyai input u/ title &amp; textarea u/ content</text:p>
        </text:list-item>
        <text:list-item>
          <text:p text:style-name="P7">Memo yg telah tertulis bisa dihapus kembali</text:p>
        </text:list-item>
        <text:list-item>
          <text:p text:style-name="P7">Memakai template typescript</text:p>
        </text:list-item>
      </text:list>
      <text:p text:style-name="P2"/>
      <text:p text:style-name="P3">src/model</text:p>
      <text:p text:style-name="P3">Memo.ts</text:p>
      <text:p text:style-name="P5">class Memo {</text:p>
      <text:p text:style-name="P5"><text:s text:c="4"/>id: string</text:p>
      <text:p text:style-name="P5"><text:s text:c="4"/>title: string</text:p>
      <text:p text:style-name="P5"><text:s text:c="4"/>content: string</text:p>
      <text:p text:style-name="P5"/>
      <text:p text:style-name="P5"><text:s text:c="4"/>constructor( memoContent: string, memoTitle:string) {</text:p>
      <text:p text:style-name="P5"><text:s text:c="8"/>this.id= new Date().toISOString()</text:p>
      <text:p text:style-name="P5"><text:s text:c="8"/>this.title = memoTitle</text:p>
      <text:p text:style-name="P5"><text:s text:c="8"/>this.content= memoContent</text:p>
      <text:p text:style-name="P5"><text:s text:c="4"/>}</text:p>
      <text:p text:style-name="P5">}</text:p>
      <text:p text:style-name="P5">export default Memo</text:p>
      <text:p text:style-name="P5"/>
      <text:p text:style-name="P3">src/store</text:p>
      <text:p text:style-name="P3">memo-context.tsx</text:p>
      <text:p text:style-name="P5">import React, {useState} from "react";</text:p>
      <text:p text:style-name="P5">import Memo from "../models/Memo";</text:p>
      <text:p text:style-name="P5"/>
      <text:p text:style-name="P5">type MemosObj = {</text:p>
      <text:p text:style-name="P5"><text:s text:c="4"/>memos: Memo[];</text:p>
      <text:p text:style-name="P5"><text:s text:c="4"/>addMemo: (title: string, content: string) =&gt; void</text:p>
      <text:p text:style-name="P5"><text:s text:c="4"/>deleteMemo: (id:string) =&gt; void</text:p>
      <text:p text:style-name="P5">}</text:p>
      <text:p text:style-name="P5"/>
      <text:p text:style-name="P5">type Props = {</text:p>
      <text:p text:style-name="P5"><text:s text:c="4"/>children: React.ReactNode</text:p>
      <text:p text:style-name="P5">}</text:p>
      <text:p text:style-name="P5"/>
      <text:p text:style-name="P5">export const MemoContext = React.createContext&lt;MemosObj&gt;({</text:p>
      <text:p text:style-name="P5"><text:s text:c="4"/>memos: [],</text:p>
      <text:p text:style-name="P5"><text:s text:c="4"/>addMemo:() =&gt; {},</text:p>
      <text:p text:style-name="P5"><text:s text:c="4"/>deleteMemo: (id:string) =&gt; {} <text:s text:c="2"/></text:p>
      <text:p text:style-name="P5">})</text:p>
      <text:p text:style-name="P5"/>
      <text:p text:style-name="P5">export const MemoContextProvider: React.FC&lt;Props&gt; = (props) =&gt; {</text:p>
      <text:p text:style-name="P5"><text:s text:c="4"/>const [note, setNote] = useState&lt;Memo[]&gt;([])</text:p>
      <text:p text:style-name="P5"><text:s text:c="4"/>const addMemoHandler = (<text:span text:style-name="T1">m</text:span>emoTitle: string, <text:span text:style-name="T1">m</text:span>emoContext: string) =&gt; {</text:p>
      <text:p text:style-name="P5"><text:s text:c="8"/>const newNote = new Memo(<text:span text:style-name="T1">m</text:span>emoTitle, <text:span text:style-name="T1">m</text:span>emoContext);</text:p>
      <text:p text:style-name="P5"><text:s text:c="8"/>setNote((prevNote) =&gt; {</text:p>
      <text:p text:style-name="P5"><text:s text:c="12"/>return prevNote.concat(newNote)</text:p>
      <text:p text:style-name="P5"><text:s text:c="8"/>}) </text:p>
      <text:p text:style-name="P5"><text:s text:c="4"/>}</text:p>
      <text:p text:style-name="P5"><text:s text:c="4"/>const deleteMemoHandler = (noteId: string) =&gt; {</text:p>
      <text:p text:style-name="P5"><text:s text:c="8"/>setNote((prevMemo) =&gt; {</text:p>
      <text:p text:style-name="P5"><text:s text:c="12"/>return prevMemo.filter(note =&gt; note.id !== noteId)</text:p>
      <text:p text:style-name="P5"><text:s text:c="8"/>})</text:p>
      <text:p text:style-name="P5"><text:s text:c="5"/>}</text:p>
      <text:p text:style-name="P5"/>
      <text:p text:style-name="P5"/>
      <text:p text:style-name="P5"/>
      <text:p text:style-name="P5"/>
      <text:p text:style-name="P5"><text:soft-page-break/><text:s text:c="5"/>const contextValue: MemosObj = {</text:p>
      <text:p text:style-name="P5"><text:s text:c="9"/>memos: note,</text:p>
      <text:p text:style-name="P5"><text:s text:c="9"/>addMemo: addMemoHandler,</text:p>
      <text:p text:style-name="P5"><text:s text:c="9"/>deleteMemo: deleteMemoHandler</text:p>
      <text:p text:style-name="P5"><text:s text:c="5"/>}</text:p>
      <text:p text:style-name="P5"/>
      <text:p text:style-name="P5"><text:s text:c="5"/>return (</text:p>
      <text:p text:style-name="P5"><text:s text:c="9"/>&lt;MemoContext.Provider value={contextValue}&gt;</text:p>
      <text:p text:style-name="P5"><text:s text:c="13"/>{props.children}</text:p>
      <text:p text:style-name="P5"><text:s text:c="9"/>&lt;/MemoContext.Provider&gt;</text:p>
      <text:p text:style-name="P5"><text:s text:c="5"/>)</text:p>
      <text:p text:style-name="P5">} </text:p>
      <text:p text:style-name="P5"/>
      <text:p text:style-name="P3">src/components</text:p>
      <text:section text:style-name="Sect1" text:name="Section1">
        <text:p text:style-name="P3">Header.js</text:p>
        <text:p text:style-name="P5">import "./Header.css"</text:p>
        <text:p text:style-name="P5"/>
        <text:p text:style-name="P5">export default function Header () {</text:p>
        <text:p text:style-name="P5"><text:s text:c="4"/>return (</text:p>
        <text:p text:style-name="P5"><text:s text:c="8"/>&lt;header&gt;</text:p>
        <text:p text:style-name="P5"><text:s text:c="12"/>&lt;h1&gt;Memo Keeper&lt;/h1&gt;</text:p>
        <text:p text:style-name="P5"><text:s text:c="8"/>&lt;/header&gt;</text:p>
        <text:p text:style-name="P5"><text:s text:c="4"/>)</text:p>
        <text:p text:style-name="P5">}</text:p>
        <text:p text:style-name="P5"/>
        <text:p text:style-name="P5"/>
        <text:p text:style-name="P5"/>
        <text:p text:style-name="P3">Footer.js</text:p>
        <text:p text:style-name="P5">import React from "react"</text:p>
        <text:p text:style-name="P5">import "./Footer.css"</text:p>
        <text:p text:style-name="P5"/>
        <text:p text:style-name="P5">export default function Footer () {</text:p>
        <text:p text:style-name="P5"><text:s text:c="4"/>const year = new Date().getFullYear()</text:p>
        <text:p text:style-name="P5"/>
        <text:p text:style-name="P5"><text:s text:c="4"/>return (</text:p>
        <text:p text:style-name="P5"><text:s text:c="8"/>&lt;footer&gt;</text:p>
        <text:p text:style-name="P5"><text:s text:c="12"/>&lt;p&gt;Copyright {year}&lt;/p&gt;</text:p>
        <text:p text:style-name="P5"><text:s text:c="8"/>&lt;/footer&gt;</text:p>
        <text:p text:style-name="P5"><text:s text:c="4"/>)</text:p>
        <text:p text:style-name="P5">}</text:p>
      </text:section>
      <text:p text:style-name="P3"/>
      <text:p text:style-name="P3">CreateMemo.tsx</text:p>
      <text:p text:style-name="P5">import React, { useContext, useRef } from "react";</text:p>
      <text:p text:style-name="P5">import { MemoContext } from "../store/memo-context";</text:p>
      <text:p text:style-name="P5">import "./CreateMemo.css"</text:p>
      <text:p text:style-name="P5"/>
      <text:p text:style-name="P5">const CreateMemo: React.FC = () =&gt; {</text:p>
      <text:p text:style-name="P5"><text:s text:c="4"/>const memoCtx = useContext(MemoContext)</text:p>
      <text:p text:style-name="P5"><text:s text:c="4"/>const titleRef = useRef&lt;HTMLInputElement&gt;(null)</text:p>
      <text:p text:style-name="P5"><text:s text:c="4"/>const contentRef = useRef&lt;HTMLTextAreaElement&gt;(null)</text:p>
      <text:p text:style-name="P5"/>
      <text:p text:style-name="P5"><text:s text:c="4"/>function submitHandler (event: React.FormEvent) {</text:p>
      <text:p text:style-name="P5"><text:s text:c="8"/>event.preventDefault();</text:p>
      <text:p text:style-name="P5"/>
      <text:p text:style-name="P5"><text:s text:c="8"/>const enteredTitle = titleRef.current!.value</text:p>
      <text:p text:style-name="P5"><text:s text:c="8"/>const enteredContent = contentRef.current!.value</text:p>
      <text:p text:style-name="P5"/>
      <text:p text:style-name="P5"><text:s text:c="8"/>if (enteredTitle.trim().length === 0 || enteredContent.trim().length === 0) {</text:p>
      <text:p text:style-name="P5"><text:s text:c="12"/>return;</text:p>
      <text:p text:style-name="P5"><text:s text:c="8"/>}</text:p>
      <text:p text:style-name="P5"><text:s text:c="8"/>memoCtx.addMemo(enteredTitle, enteredContent)</text:p>
      <text:p text:style-name="P5"><text:s text:c="4"/>}</text:p>
      <text:p text:style-name="P5"/>
      <text:p text:style-name="P5"><text:s text:c="4"/>return (</text:p>
      <text:p text:style-name="P5"><text:s text:c="8"/>&lt;form onSubmit={submitHandler} className="form"&gt;</text:p>
      <text:p text:style-name="P5"><text:s text:c="12"/>&lt;label htmlFor="Keeper"&gt;New Memo&lt;/label&gt;</text:p>
      <text:p text:style-name="P5"><text:s text:c="12"/>&lt;input id="title" ref={titleRef} placeholder="Title" /&gt;</text:p>
      <text:p text:style-name="P5"><text:s text:c="12"/>&lt;textarea id="content" rows={3} ref={contentRef} placeholder="Memo" /&gt;</text:p>
      <text:p text:style-name="P5"><text:s text:c="12"/>&lt;button&gt;+&lt;/button&gt;</text:p>
      <text:p text:style-name="P5"><text:s text:c="8"/>&lt;/form&gt;</text:p>
      <text:p text:style-name="P5"><text:s text:c="4"/>)</text:p>
      <text:p text:style-name="P5">}</text:p>
      <text:p text:style-name="P5">export default CreateMemo</text:p>
      <text:p text:style-name="P3"><text:soft-page-break/>MemoItem.tsx</text:p>
      <text:p text:style-name="P5">import React from "react";</text:p>
      <text:p text:style-name="P5">import "./MemoItem.css";</text:p>
      <text:p text:style-name="P5"/>
      <text:p text:style-name="P5">const MemoItem: React.FC&lt;{title: string, content: string, onDelete:() =&gt; void}&gt; = (props) =&gt; {</text:p>
      <text:p text:style-name="P5"><text:s text:c="4"/>return (</text:p>
      <text:p text:style-name="P5"><text:s text:c="8"/>&lt;div className="note"&gt;</text:p>
      <text:p text:style-name="P5"><text:s text:c="12"/>&lt;h1&gt;{props.title}&lt;/h1&gt;</text:p>
      <text:p text:style-name="P5"><text:s text:c="12"/>&lt;p&gt;{props.content}&lt;/p&gt;</text:p>
      <text:p text:style-name="P5"><text:s text:c="12"/>&lt;button onClick={props.onDelete}&gt;-&lt;/button&gt;</text:p>
      <text:p text:style-name="P5"><text:s text:c="8"/>&lt;/div&gt;</text:p>
      <text:p text:style-name="P5"><text:s text:c="4"/>)</text:p>
      <text:p text:style-name="P5">}</text:p>
      <text:p text:style-name="P5">export default MemoItem</text:p>
      <text:p text:style-name="P5"/>
      <text:p text:style-name="P3">Memos.tsx</text:p>
      <text:p text:style-name="P5">import React, { useContext } from "react";</text:p>
      <text:p text:style-name="P5">import MemoItem from "./MemoItem";</text:p>
      <text:p text:style-name="P5">import { MemoContext } from "../store/memo-context";</text:p>
      <text:p text:style-name="P5"/>
      <text:p text:style-name="P5">const Memos:React.FC = () =&gt; {</text:p>
      <text:p text:style-name="P5"><text:s text:c="4"/>const memoCtx = useContext(MemoContext);</text:p>
      <text:p text:style-name="P5"/>
      <text:p text:style-name="P5"><text:s text:c="4"/>return (&lt;&gt;</text:p>
      <text:p text:style-name="P5"><text:s text:c="8"/>{memoCtx.memos.map(memo =&gt; &lt;MemoItem </text:p>
      <text:p text:style-name="P5"><text:s text:c="8"/>key={memo.id} title={memo.title} </text:p>
      <text:p text:style-name="P5"><text:s text:c="8"/>content={memo.content} </text:p>
      <text:p text:style-name="P5"><text:s text:c="8"/>onDelete={memoCtx.deleteMemo.bind(null, memo.id)} /&gt;)}</text:p>
      <text:p text:style-name="P5"><text:s text:c="4"/>&lt;/&gt;)</text:p>
      <text:p text:style-name="P5">}</text:p>
      <text:p text:style-name="P5">export default Memos</text:p>
      <text:p text:style-name="P5"/>
      <text:p text:style-name="P3">src/</text:p>
      <text:section text:style-name="Sect1" text:name="Section2">
        <text:p text:style-name="P3">App.tsx</text:p>
        <text:p text:style-name="P5">import React from 'react';</text:p>
        <text:p text:style-name="P5">import { MemoContextProvider } from './store/memo-context';</text:p>
        <text:p text:style-name="P5">import Header from './components/Header';</text:p>
        <text:p text:style-name="P5">import Memos from './components/Memos';</text:p>
        <text:p text:style-name="P5">import Footer from './components/Footer';</text:p>
        <text:p text:style-name="P5">import CreateMemo from './components/CreateMemo';</text:p>
        <text:p text:style-name="P5"/>
        <text:p text:style-name="P5">function App() {</text:p>
        <text:p text:style-name="P5"><text:s text:c="2"/>return &lt;MemoContextProvider&gt;</text:p>
        <text:p text:style-name="P5"><text:s text:c="4"/>&lt;Header /&gt;</text:p>
        <text:p text:style-name="P5"><text:s text:c="4"/>&lt;CreateMemo /&gt;</text:p>
        <text:p text:style-name="P5"><text:s text:c="4"/>&lt;Memos /&gt;</text:p>
        <text:p text:style-name="P5"><text:s text:c="4"/>&lt;Footer /&gt;</text:p>
        <text:p text:style-name="P5"><text:s text:c="2"/>&lt;/MemoContextProvider&gt;</text:p>
        <text:p text:style-name="P5">}</text:p>
        <text:p text:style-name="P5">export default App;</text:p>
        <text:p text:style-name="P3">index.tsx</text:p>
        <text:p text:style-name="P5">import React from 'react';</text:p>
        <text:p text:style-name="P5">import ReactDOM from 'react-dom/client';</text:p>
        <text:p text:style-name="P5">import './index.css';</text:p>
        <text:p text:style-name="P5">import App from './App';</text:p>
        <text:p text:style-name="P5"/>
        <text:p text:style-name="P5">const root = ReactDOM.createRoot<text:tab/><text:tab/> <text:s text:c="7"/>( document.getElementById('root') as HTMLElement);</text:p>
        <text:p text:style-name="P5">root.render(&lt;App /&gt;);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</text:section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507807896" text:style-name="L2">
        <text:list-item>
          <text:p text:style-name="P8"><text:soft-page-break/>CreateMemo <text:span text:style-name="T2">dengan useState</text:span></text:p>
        </text:list-item>
      </text:list>
      <text:p text:style-name="P9"/>
      <text:p text:style-name="P4">CreateMemo.tsx</text:p>
      <text:p text:style-name="P6">import React, { ChangeEvent, useContext, useState } from "react";</text:p>
      <text:p text:style-name="P6">import { MemoContext } from "../store/memo-context";</text:p>
      <text:p text:style-name="P6">import "./CreateMemo.css"</text:p>
      <text:p text:style-name="P6"/>
      <text:p text:style-name="P6">const CreateMemo: React.FC = () =&gt; {</text:p>
      <text:p text:style-name="P6"><text:s text:c="4"/>const memoCtx = useContext(MemoContext)</text:p>
      <text:p text:style-name="P6"><text:s text:c="4"/>const [title, setTitle] = useState("")</text:p>
      <text:p text:style-name="P6"><text:s text:c="4"/>const [content, setContent] = useState("")</text:p>
      <text:p text:style-name="P6"/>
      <text:p text:style-name="P6"><text:s text:c="4"/>function titleHandler (e: ChangeEvent&lt;HTMLInputElement&gt;) {</text:p>
      <text:p text:style-name="P6"><text:s text:c="8"/>setTitle(e.target.value)</text:p>
      <text:p text:style-name="P6"><text:s text:c="4"/>}</text:p>
      <text:p text:style-name="P6"/>
      <text:p text:style-name="P6"><text:s text:c="4"/>function contentHandler (e:ChangeEvent&lt;HTMLTextAreaElement&gt;) {</text:p>
      <text:p text:style-name="P6"><text:s text:c="8"/>setContent(e.target.value)</text:p>
      <text:p text:style-name="P6"><text:s text:c="4"/>}</text:p>
      <text:p text:style-name="P6"/>
      <text:p text:style-name="P6"><text:s text:c="4"/>function submitHandler (event: React.FormEvent) {</text:p>
      <text:p text:style-name="P6"><text:s text:c="8"/>event.preventDefault();</text:p>
      <text:p text:style-name="P6"><text:s text:c="8"/>if (title.trim().length === 0 || content.trim().length === 0) {</text:p>
      <text:p text:style-name="P6"><text:s text:c="12"/>return;</text:p>
      <text:p text:style-name="P6"><text:s text:c="8"/>}</text:p>
      <text:p text:style-name="P6"><text:s text:c="8"/>memoCtx.addMemo(title, content)</text:p>
      <text:p text:style-name="P6"><text:s text:c="4"/>}</text:p>
      <text:p text:style-name="P6"/>
      <text:p text:style-name="P6"><text:s text:c="4"/>return (</text:p>
      <text:p text:style-name="P6"><text:s text:c="8"/>&lt;form onSubmit={submitHandler} className="form"&gt;</text:p>
      <text:p text:style-name="P6"><text:s text:c="12"/>&lt;label htmlFor="Keeper"&gt;New Memo&lt;/label&gt;</text:p>
      <text:p text:style-name="P6"><text:s text:c="12"/>&lt;input id="title" placeholder="Title" value={title} name="title" onChange={titleHandler} /&gt;</text:p>
      <text:p text:style-name="P6"><text:s text:c="12"/>&lt;textarea id="content" rows={3} placeholder="Memo" value={content} name="content" onChange={contentHandler} /&gt;</text:p>
      <text:p text:style-name="P6"><text:s text:c="12"/>&lt;button&gt;+&lt;/button&gt;</text:p>
      <text:p text:style-name="P6"><text:s text:c="8"/>&lt;/form&gt;</text:p>
      <text:p text:style-name="P6"><text:s text:c="4"/>)</text:p>
      <text:p text:style-name="P6">}</text:p>
      <text:p text:style-name="P6">export default CreateMem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7T13:21:18.427262815</meta:creation-date>
    <meta:editing-duration>PT2H38M54S</meta:editing-duration>
    <meta:editing-cycles>5</meta:editing-cycles>
    <meta:generator>LibreOffice/6.0.7.3$Linux_X86_64 LibreOffice_project/00m0$Build-3</meta:generator>
    <dc:date>2022-06-10T11:39:12.594632218</dc:date>
    <meta:document-statistic meta:table-count="0" meta:image-count="0" meta:object-count="0" meta:page-count="4" meta:paragraph-count="190" meta:word-count="575" meta:character-count="5672" meta:non-whitespace-character-count="4520"/>
  </office:meta>
</office:document-meta>
</file>